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BB0EE136FA0CFB63.png" manifest:media-type="image/png"/>
  <manifest:file-entry manifest:full-path="Pictures/10000201000003AF000002123AA5039F950C0D5F.png" manifest:media-type="image/png"/>
  <manifest:file-entry manifest:full-path="Pictures/1000020100000520000000CC1E1BBC17B6E9C2A2.png" manifest:media-type="image/png"/>
  <manifest:file-entry manifest:full-path="Pictures/10000B8700008D2E00004F60A2B3CD43E2D7FE73.svg" manifest:media-type="image/svg+xml"/>
  <manifest:file-entry manifest:full-path="Pictures/1000073F00008D2E00004F606732DA9EC6555682.svg" manifest:media-type="image/svg+xml"/>
  <manifest:file-entry manifest:full-path="Pictures/1000351400008D2E00004F600433B3D38C11A429.svg" manifest:media-type="image/svg+xml"/>
  <manifest:file-entry manifest:full-path="Pictures/100010580000879200001508D21A14F0A9096EB5.svg" manifest:media-type="image/svg+xml"/>
  <manifest:file-entry manifest:full-path="Pictures/10000201000003AF00000212E071EC2C0DD52CD3.png" manifest:media-type="image/png"/>
  <manifest:file-entry manifest:full-path="Pictures/1000000000000CEC000009B14875E66B9DEA57F2.png" manifest:media-type="image/png"/>
  <manifest:file-entry manifest:full-path="Pictures/10000201000003AF00000212B698589F9C0CCDCC.png" manifest:media-type="image/png"/>
  <manifest:file-entry manifest:full-path="Pictures/1000068800008D2E00004F60BAE8AB1092C97E1C.svg" manifest:media-type="image/svg+xml"/>
  <manifest:file-entry manifest:full-path="Pictures/10000201000003AF00000212F6F46D63C9E0A1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draw:auto-grow-height="true" fo:min-height="10.178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-title">
      <style:graphic-properties draw:auto-grow-height="true" fo:min-height="2.195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Cabin2" fo:font-size="25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underline-style="solid" style:text-underline-width="auto" style:text-underline-color="#ff0000"/>
    </style:style>
    <style:style style:name="T5" style:family="text">
      <style:text-properties fo:color="#9900ff" fo:font-weight="bold" style:font-weight-asian="bold" style:font-weight-complex="bold"/>
    </style:style>
    <style:style style:name="T6" style:family="text">
      <style:text-properties fo:color="#0000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ff" fo:font-size="24pt" style:font-size-asian="24pt" style:font-size-complex="24pt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0000ff"/>
    </style:style>
    <style:style style:name="T11" style:family="text">
      <style:text-properties fo:color="#ff00ff"/>
    </style:style>
    <style:style style:name="T1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0.178cm" svg:x="1.4cm" svg:y="0.836cm" presentation:class="subtitle">
          <draw:text-box>
            <text:p text:style-name="P1"><text:span text:style-name="T1">La Compression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BESOIN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Réduire la taille pour</text:p>
                <text:list>
                  <text:list-item>
                    <text:p>réduire le temps de transfert</text:p>
                  </text:list-item>
                  <text:list-item>
                    <text:p>réduire le coût de sto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Compression des répétitions</text:p>
                <text:p><text:span text:style-name="T2">détecter une donnée ayant un nombre d’apparitions consécutives qui dépasse un seuil fixé. Puis, cette séquence est remplacée par deux informations, un chiffre représentant le nombre de répétitions et l’information à répéter. </text:span></text:p>
                <text:list>
                  <text:list-item>
                    <text:p>RLE (Run Length Encodin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Codage statistique </text:p>
                <text:p>Coder des caractères avec un minimum de bits en fonction de leur fréquence d’apparition dans les données originales</text:p>
                <text:list>
                  <text:list-item>
                    <text:p>Huffmann</text:p>
                  </text:list-item>
                  <text:list-item>
                    <text:p>Shannon/F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Utilisation d'un dictionnaire</text:p>
                <text:p><text:span text:style-name="T2">Si l'on constate que les mêmes suites d’octets apparaissent régulièrement dans les données sources, elles peuvent être remplacées par un indice représentant leurs adresses dans un dictionnaire de référence construit progressivement.</text:span></text:p>
                <text:list>
                  <text:list-item>
                    <text:p>LZW (Lempel Ziv Wel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Algorithmes prédictifs</text:p>
                <text:p><text:span text:style-name="T2">Ces méthodes cherchent à prévoir les caractères futurs en fonction des caractères déjà lus. </text:span></text:p>
                <text:list>
                  <text:list-item>
                    <text:p><text:span text:style-name="T2">Par exemple celle élaborer par </text:span><text:span text:style-name="T3">Teuhola</text:span><text:span text:style-name="T2"> et </text:span><text:span text:style-name="T3">Raita</text:span><text:span text:style-name="T2"> consiste à explorer un fichier texte syllabe par syllabe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Compression avec perte</text:p>
                <text:p><text:span text:style-name="T2">Utilisé dans le domaine du son, et de l'image.</text:span></text:p>
                <text:p><text:span text:style-name="T2">Souvent une combinaison de plusieurs méthodes de compression</text:span></text:p>
                <text:p><text:span text:style-name="T2">JPEG utilise RLE et Huffman.</text:span></text:p>
                <text:list>
                  <text:list-item>
                    <text:p><text:span text:style-name="T2">JPEG, MPEG, MP3, etc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draw:frame presentation:style-name="pr5" draw:layer="layout" svg:width="24cm" svg:height="3.473cm" svg:x="1.2cm" svg:y="0.964cm" presentation:class="title" presentation:user-transformed="true">
          <draw:text-box>
            <text:p>Application : Compression RL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Le format d'image BMP permet d'utiliser la compression RLE.</text:p>
              </text:list-item>
              <text:list-item>
                <text:p>Les règles sont les suivantes:</text:p>
                <text:list>
                  <text:list-item>
                    <text:p>Les en-têtes ne sont pas codés en RLE</text:p>
                  </text:list-item>
                  <text:list-item>
                    <text:p>Les données de l'image sont codées en RLE suivant <text:span text:style-name="T4">deux modes qui cohabit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5" draw:layer="layout" svg:width="26.4cm" svg:height="3.473cm" svg:x="1.2cm" svg:y="0.964cm" presentation:class="title" presentation:user-transformed="true">
          <draw:text-box>
            <text:p>Application : Compression RL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Le mode <text:span text:style-name="T5">"Absolute mode"</text:span>.</text:p>
                <text:p>Une suite comprise entre 1 octet et 255 octets sera codée comme suit:</text:p>
                <text:p><text:span text:style-name="T6">NbOctetsARépéter</text:span><text:span text:style-name="T7">(codé sur un octet) </text:span><text:span text:style-name="T8">ValeurDeLOctet </text:span><text:span text:style-name="T9">(index de sa couleur)</text:span></text:p>
                <text:p>Exemple:</text:p>
                <text:p>06 06 06 06 06 sera codé: <text:span text:style-name="T10">05</text:span> <text:span text:style-name="T11">06</text:span></text:p>
              </text:list-item>
              <text:list-item>
                <text:p>Le mode <text:span text:style-name="T5">"Encoded mode"</text:span></text:p>
                <text:list>
                  <text:list-item>
                    <text:p>Un passage à la ligne (lorsque l'on atteint la largeur de l'image) sera codé par: <text:span text:style-name="T12">00 00</text:span></text:p>
                  </text:list-item>
                  <text:list-item>
                    <text:p>La fin des données de l'image sera codée par: <text:span text:style-name="T12">00 0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draw:frame presentation:style-name="pr5" draw:layer="layout" svg:width="25.2cm" svg:height="3.473cm" svg:x="1.2cm" svg:y="0.964cm" presentation:class="title" presentation:user-transformed="true">
          <draw:text-box>
            <text:p>Application : Compression RL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Donner le codage que produira une image ayant pour format 20x10 et ne contenant que des pixels ayant pour valeur l'index couleur 5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fo:margin-left="0cm" fo:margin-right="0cm" fo:margin-top="0.374cm" fo:margin-bottom="0.374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itre_20_1" style:display-name="Titre 1" style:family="graphic">
      <style:paragraph-properties fo:margin-left="2.203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left="4.406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12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left="6.609cm" fo:margin-right="0cm" fo:margin-top="0.746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left="8.811cm" fo:margin-right="0cm" fo:margin-top="0.746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11.014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left="13.217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left="15.42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8" style:display-name="Titre 8" style:family="graphic">
      <style:paragraph-properties fo:margin-left="17.623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left="19.826cm" fo:margin-right="0cm" fo:margin-top="0.746cm" fo:margin-bottom="0.187cm" fo:text-align="justify" fo:text-indent="0cm" style:text-autospace="none"/>
      <style:text-properties style:use-window-font-color="true" style:font-name="Arial1" fo:font-family="Arial" style:font-family-generic="swiss" style:font-pitch="variable" fo:font-size="9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WW8NumSt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Caractères_20_de_20_note_20_de_20_fin" style:display-name="Caractères de note de fin" style:family="graphic">
      <style:paragraph-properties style:text-autospace="none"/>
      <style:text-properties style:text-position="11% 58%"/>
    </style:style>
    <style:style style:name="Numéro_20_de_20_page" style:display-name="Numéro de page" style:family="graphic">
      <style:paragraph-properties style:text-autospace="none"/>
    </style:style>
    <style:style style:name="Tiret" style:family="graphic">
      <style:paragraph-properties fo:margin-left="5.292cm" fo:margin-right="0cm" fo:margin-top="0cm" fo:margin-bottom="0cm" fo:text-align="justify" fo:text-indent="0cm" style:text-autospace="none">
        <style:tab-stops>
          <style:tab-stop style:position="5.29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chapitre" style:display-name="Titre chapitre" style:family="graphic">
      <style:paragraph-properties fo:margin-left="0cm" fo:margin-right="0cm" fo:margin-top="1.866cm" fo:margin-bottom="1.866cm" fo:text-align="center" fo:text-indent="0cm" style:text-autospace="none"/>
      <style:text-properties style:use-window-font-color="true" style:font-name="Arial1" fo:font-family="Arial" style:font-family-generic="swiss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rmal_5f_1" style:display-name="Normal_1" style:family="graphic">
      <style:paragraph-properties fo:margin-left="1.764cm" fo:margin-right="0cm" fo:margin-top="0.374cm" fo:margin-bottom="0.374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.374cm" fo:margin-bottom="0.374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.374cm" fo:margin-bottom="0.374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5.226cm" fo:margin-right="0cm" fo:margin-top="0cm" fo:margin-bottom="0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48cm" fo:margin-right="0cm" fo:margin-top="0cm" fo:margin-bottom="0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2.986cm" fo:margin-right="0cm" fo:margin-top="0cm" fo:margin-bottom="0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24cm" fo:margin-right="0cm" fo:margin-top="0cm" fo:margin-bottom="0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494cm" fo:margin-right="0cm" fo:margin-top="0cm" fo:margin-bottom="0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0.746cm" fo:margin-right="0cm" fo:margin-top="0cm" fo:margin-bottom="0cm" fo:text-align="start" fo:text-indent="2.207cm" style:text-autospace="none">
        <style:tab-stops>
          <style:tab-stop style:position="4.411cm"/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cm" fo:margin-right="0cm" fo:margin-top="0cm" fo:margin-bottom="0cm" fo:text-align="start" fo:text-indent="2.207cm" style:text-autospace="none">
        <style:tab-stops>
          <style:tab-stop style:position="3.09cm"/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.374cm" fo:text-align="start" fo:text-indent="2.207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e_20_de_20_fin" style:display-name="Note de fin" style:family="graphic">
      <style:paragraph-properties fo:margin-left="0cm" fo:margin-right="0cm" fo:margin-top="0.374cm" fo:margin-bottom="0.374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margin-left="0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égende" style:family="graphic">
      <style:paragraph-properties fo:margin-left="0cm" fo:margin-right="0cm" fo:margin-top="0.374cm" fo:margin-bottom="0.374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itre_20_de_20_tableau" style:display-name="Titre de tableau" style:family="graphic">
      <style:paragraph-properties fo:margin-left="0cm" fo:margin-right="0cm" fo:margin-top="0.374cm" fo:margin-bottom="0.374cm" fo:text-align="center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margin-left="0cm" fo:margin-right="0cm" fo:margin-top="0.374cm" fo:margin-bottom="0.374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margin-left="0cm" fo:margin-right="0cm" fo:margin-top="0cm" fo:margin-bottom="0cm" fo:text-align="center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En-tête" style:family="graphic">
      <style:paragraph-properties fo:margin-left="0cm" fo:margin-right="0cm" fo:margin-top="0cm" fo:margin-bottom="0cm" fo:text-align="center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e" style:family="graphic">
      <style:paragraph-properties fo:margin-left="0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 style:shrink-to-fit="tru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 style:shrink-to-fit="tru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 style:shrink-to-fit="true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41cm" fo:text-indent="0cm"/>
      <style:text-properties fo:color="#333333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color="#333333" fo:font-size="30.2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4cm" fo:text-indent="0cm"/>
      <style:text-properties fo:color="#333333"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6cm" fo:text-indent="0cm"/>
      <style:text-properties fo:color="#333333"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5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bstractYellow-title">
      <style:graphic-properties draw:auto-grow-height="false" fo:min-height="3.239cm"/>
    </style:style>
    <style:style style:name="Mpr14" style:family="presentation" style:parent-style-name="AbstractYellow-outline1">
      <style:graphic-properties fo:min-height="11.252cm"/>
    </style:style>
    <style:style style:name="Mpr15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6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Inspiration-title">
      <style:graphic-properties draw:auto-grow-height="false" fo:min-height="3.507cm"/>
    </style:style>
    <style:style style:name="Mpr25" style:family="presentation" style:parent-style-name="Inspiration-outline1">
      <style:graphic-properties fo:min-height="12.18cm"/>
    </style:style>
    <style:style style:name="Mpr2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48pt" style:font-size-asian="48pt" style:font-size-complex="48pt"/>
    </style:style>
    <style:style style:name="MT4" style:family="text">
      <style:text-properties fo:font-size="44pt" style:font-size-asian="44pt" style:font-size-complex="44pt"/>
    </style:style>
    <style:style style:name="MT5" style:family="text">
      <style:text-properties fo:font-size="36pt" style:font-size-asian="36pt" style:font-size-complex="36pt"/>
    </style:style>
    <style:style style:name="MT6" style:family="text">
      <style:text-properties fo:font-size="28pt" style:font-size-asian="28pt" style:font-size-complex="28pt"/>
    </style:style>
    <style:style style:name="MT7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8D2E00004F60BAE8AB1092C97E1C.svg" xlink:type="simple" xlink:show="embed" xlink:actuate="onLoad" loext:mime-type="image/svg+xml">
          <text:p/>
        </draw:image>
        <draw:image xlink:href="Pictures/10000201000003AF00000212E071EC2C0DD52CD3.png" xlink:type="simple" xlink:show="embed" xlink:actuate="onLoad" loext:mime-type="image/png"/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8D2E00004F606732DA9EC6555682.svg" xlink:type="simple" xlink:show="embed" xlink:actuate="onLoad" loext:mime-type="image/svg+xml">
          <text:p/>
        </draw:image>
        <draw:image xlink:href="Pictures/10000201000003AF00000212F6F46D63C9E0A104.png" xlink:type="simple" xlink:show="embed" xlink:actuate="onLoad" loext:mime-type="image/png"/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2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6" draw:layer="backgroundobjects" svg:width="8.875cm" svg:height="1.447cm" svg:x="9.575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0" draw:text-style-name="MP4" draw:layer="backgroundobjects" svg:width="6.523cm" svg:height="1.447cm" svg:x="20.075cm" svg:y="19.13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6cm" svg:x="0cm" svg:y="0cm">
        <draw:image xlink:href="Pictures/10000B8700008D2E00004F60A2B3CD43E2D7FE73.svg" xlink:type="simple" xlink:show="embed" xlink:actuate="onLoad" loext:mime-type="image/svg+xml">
          <text:p/>
        </draw:image>
        <draw:image xlink:href="Pictures/10000201000003AF000002123AA5039F950C0D5F.png" xlink:type="simple" xlink:show="embed" xlink:actuate="onLoad" loext:mime-type="image/png"/>
      </draw:frame>
      <draw:frame presentation:style-name="Mpr13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14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6" draw:layer="backgroundobjects" svg:width="8.875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E1BBC17B6E9C2A2.png" xlink:type="simple" xlink:show="embed" xlink:actuate="onLoad" loext:mime-type="image/png"/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21" draw:text-style-name="MP2" draw:layer="backgroundobjects" svg:width="6.523cm" svg:height="1.447cm" svg:x="4.4cm" svg:y="19.129cm" presentation:class="date-time">
        <draw:text-box>
          <text:p text:style-name="MP1"><text:span text:style-name="MT7"><presentation:date-time/></text:span></text:p>
        </draw:text-box>
      </draw:frame>
      <draw:frame presentation:style-name="Mpr21" draw:text-style-name="MP6" draw:layer="backgroundobjects" svg:width="8.875cm" svg:height="1.447cm" svg:x="11.075cm" svg:y="19.129cm" presentation:class="footer">
        <draw:text-box>
          <text:p text:style-name="MP3"><text:span text:style-name="MT7"><presentation:footer/></text:span></text:p>
        </draw:text-box>
      </draw:frame>
      <draw:frame presentation:style-name="Mpr21" draw:text-style-name="MP4" draw:layer="backgroundobjects" svg:width="6.523cm" svg:height="1.447cm" svg:x="20.075cm" svg:y="19.129cm" presentation:class="page-number">
        <draw:text-box>
          <text:p text:style-name="MP3"><text:span text:style-name="MT7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Mpr2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5" draw:layer="backgroundobjects" svg:width="24.639cm" svg:height="12.18cm" svg:x="1.4cm" svg:y="5.82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4-01-07T07:56:03</meta:creation-date>
    <meta:editing-duration>PT27M56S</meta:editing-duration>
    <meta:editing-cycles>14</meta:editing-cycles>
    <dc:date>2018-02-02T15:41:20.883636120</dc:date>
    <meta:generator>LibreOffice/6.2.6.2$Linux_X86_64 LibreOffice_project/20$Build-2</meta:generator>
    <meta:document-statistic meta:object-count="144"/>
  </office:meta>
</office:document-meta>
</file>